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B665721D.png" manifest:media-type="image/png"/>
  <manifest:file-entry manifest:full-path="Pictures/10000000000001C2000001C2D182C47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4cm" svg:stroke-color="#000000" draw:marker-start-width="0.965cm" draw:marker-end-width="0.965cm" draw:fill="none" draw:textarea-horizontal-align="justify" draw:textarea-vertical-align="middle" draw:auto-grow-height="false" fo:min-height="3.816cm" fo:min-width="3.566cm" fo:padding-top="0.251cm" fo:padding-bottom="0.251cm" fo:padding-left="0.376cm" fo:padding-right="0.376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2cm" fo:min-width="0.19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06cm, 0.406cm, 0.61cm, 0.203cm)" draw:image-opacity="100%" style:mirror="non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318cm" svg:height="4.318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4.318cm" svg:x="15.478cm" svg:y="17.25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" draw:text-style-name="P1" draw:layer="layout" svg:width="4.318cm" svg:height="4.318cm" svg:x="15.47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2.286cm" svg:x="16.843cm" svg:y="18.318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397cm" svg:height="2.286cm" draw:transform="rotate (-1.5707963267949) translate (4.773cm 2.8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397cm" svg:height="2.286cm" draw:transform="rotate (1.5707963267949) translate (16.556cm 4.23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318cm" svg:height="4.318cm" svg:x="1.635cm" svg:y="17.00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94cm" svg:height="2.667cm" svg:x="2.497cm" svg:y="17.864cm">
          <draw:image xlink:href="Pictures/10000000000001C2000001C2D182C476.jpg" xlink:type="simple" xlink:show="embed" xlink:actuate="onLoad">
            <text:p/>
          </draw:image>
        </draw:frame>
        <draw:custom-shape draw:style-name="gr4" draw:text-style-name="P1" draw:layer="layout" svg:width="0.29cm" svg:height="0.255cm" svg:x="3.301cm" svg:y="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318cm" svg:x="8.478cm" svg:y="8.90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698cm" svg:height="2.472cm" svg:x="9.424cm" svg:y="9.863cm">
          <draw:image xlink:href="Pictures/100002010000020000000200B66572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2:03.563000000</meta:creation-date>
    <dc:date>2016-12-02T11:12:09.680443789</dc:date>
    <meta:editing-duration>PT1M33S</meta:editing-duration>
    <meta:editing-cycles>4</meta:editing-cycles>
    <meta:generator>LibreOffice/4.2.8.2$Linux_X86_64 LibreOffice_project/420m0$Build-2</meta:generator>
    <meta:document-statistic meta:object-count="11"/>
  </office:meta>
</office:document-meta>
</file>